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1pt solid #000000" fo:border-bottom="1pt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1pt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1pt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53.39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1pt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1pt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1pt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1pt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cmd_5f_code">
      <style:text-properties style:font-name="Courier New" fo:font-size="10.5pt"/>
    </style:style>
    <style:style style:name="P10" style:family="paragraph" style:parent-style-name="note">
      <style:text-properties fo:language="en" fo:country="US" fo:background-color="transparent"/>
    </style:style>
    <style:style style:name="P11"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Arial"/>
    </style:style>
    <style:style style:name="T8" style:family="text">
      <style:text-properties officeooo:rsid="0002a7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26462741" text:style-name="Outline">
        <text:list-item>
          <text:list>
            <text:list-item>
              <text:h text:style-name="P11" text:outline-level="2"><text:bookmark text:name="_calibrate"/>CALibrate</text:h>
            </text:list-item>
          </text:list>
        </text:list-item>
      </text:list>
      <text:p text:style-name="Standard">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During calibration process three points has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text:span text:style-name="T1">:LEVel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el</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6">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text:span text:style-name="T1">:LEVel {&lt;level&gt;}</text:span></text:a></text:p>
          </table:table-cell>
          <table:table-cell table:style-name="Table56.A2" office:value-type="string">
            <text:p text:style-name="Standard">Calibrates the output voltage programming</text:p>
          </table:table-cell>
        </table:table-row>
      </table:table>
      <text:list xml:id="list113918674706290"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6">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6">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6"/>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Discrete</text:p>
          </table:table-cell>
          <table:table-cell table:style-name="Table154.A1" office:value-type="string">
            <text:p text:style-name="P5">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5">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8">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7"><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7">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ext:p text:style-name="cmd_5f_code"><text:soft-page-break/>312,"Cannot execute when the channels are coupled"</text:p>
          </table:table-cell>
          <table:covered-table-cell/>
          <table:covered-table-cell/>
          <table:covered-table-cell/>
        </table:table-row>
        <table:table-row>
          <table:table-cell table:style-name="Table154.A1" office:value-type="string">
            <text:p text:style-name="P7">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113919351774085"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6">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5">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8">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7"><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70331 new cal","u_cal_params_exists=1","u_min_level=0.150V","u_min_data=0.1<text:line-break/>06V","u_min_adc=0.165V","u_mid_level=19.100V","u_mid_data=19.056V<text:line-break/>","u_mid_adc=18.500V","u_max_level=38.000V","u_max_data=37.956V",<text:line-break/>"u_max_adc=36.791V","u_min_range=0.000V","u_max_range=40.000V","i<text:line-break/>_5A_cal_params_exists=1","i_5A_min_level=0.050A","i_5A_min_data=0<text:line-break/>.057A","i_5A_min_adc=0.050A","i_5A_mid_level=2.425A","i_5A_mid_da<text:line-break/>ta=2.438A","i_5A_mid_adc=2.368A","i_5A_max_level=4.800A","i_5A_ma<text:line-break/>x_data=4.811A","i_5A_max_adc=4.686A","i_5A_min_range=0.000A","i_5<text:line-break/>A_max_range=5.000A","i_500mA_cal_params_exists=1","i_500mA_min_le<text:line-break/>vel=0.0050A","i_500mA_min_data=0.0060A","i_500mA_min_adc=0.0051A"<text:line-break/>,"i_500mA_mid_level=0.2425A","i_500mA_mid_data=0.2617A","i_500mA_<text:line-break/>mid_adc=0.2368A","i_500mA_max_level=0.4800A","i_500mA_max_data=0.<text:line-break/>5170A","i_500mA_max_adc=0.4686A","i_500mA_min_range=0.0000A","i_5<text:line-break/>00mA_max_range=0.0000A"</text:p>
            <text:p text:style-name="cmd_5f_code_20_Start">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7">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7">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13919766232438"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text:soft-page-break/>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umeric (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8">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7"><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113918999580963"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10">This command will set output voltage to MAXimum / 2 (for example 25V for the PSU model with 0-50V).</text:p>
            <text:p text:style-name="P10"/>
            <text:p text:style-name="P10">When calibration LEVel is set it’s possible to override its default value using the CURRent command. That could be especially useful when LOW range is calibrating with average 3<text:span text:style-name="T7">½-digit </text:span>multimeter with full scale of 200 mA that is not enough to measure MID and MAX level. Therefore instead of predefined 242.5 mA and 480 mA one can set e.g. 100 mA and 200 mA to stay within multimeter’s low current range (next one is usually 10 A or 20 A that cannot be used to get satisfactory results).</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8">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7"><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cmd_5f_code">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7">Related Commands</text:p>
          </table:table-cell>
          <table:table-cell table:style-name="Table20.A1" table:number-columns-spanned="4" office:value-type="string">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113919668530953"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When PSU is equipped with Power boards that has multiple current range (e.g. r5B12 that can be find out with the SYSTem:CHANnel:MODel? command) it’s recommended to perform calibration of both range. Use this command to select current range on which calibration will be accomplished.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2">&lt;range&gt;</text:p>
          </table:table-cell>
          <table:table-cell table:style-name="Table1.A1" office:value-type="string">
            <text:p text:style-name="P3">Discrete</text:p>
          </table:table-cell>
          <table:table-cell table:style-name="Table1.A1" office:value-type="string">
            <text:p text:style-name="P1">HIGH|LOW|5|0.5</text:p>
          </table:table-cell>
          <table:table-cell table:style-name="Table1.A1" office:value-type="string">
            <text:p text:style-name="P3">HIGH|5</text:p>
          </table:table-cell>
        </table:table-row>
        <text:soft-page-break/>
        <table:table-row>
          <table:table-cell table:style-name="Table1.A1" office:value-type="string">
            <text:p text:style-name="P8">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P7"><text:span text:style-name="T5">Usage</text:span><text:span text:style-name="T6"> </text:span><text:span text:style-name="T5">example</text:span></text:p>
          </table:table-cell>
          <table:table-cell table:style-name="Table1.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P7">Errors</text:p>
          </table:table-cell>
          <table:table-cell table:style-name="Table1.A1" table:number-columns-spanned="4" office:value-type="string">
            <text:p text:style-name="cmd_5f_code">101,"Calibration state is off<text:span text:style-name="T2">"</text:span></text:p>
            <text:p text:style-name="P9">-<text:span text:style-name="T8">241</text:span>,"<text:span text:style-name="T8">Hardware missing</text:span>"</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113918070410498"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eezpsu</text:p>
          </table:table-cell>
        </table:table-row>
        <table:table-row>
          <table:table-cell table:style-name="Table54.A1" office:value-type="string">
            <text:p text:style-name="Standard"/>
          </table:table-cell>
          <table:table-cell table:style-name="Table54.A1" office:value-type="string">
            <text:p text:style-name="P2">&lt;new&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P8">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7"><text:span text:style-name="T5">Usage</text:span><text:span text:style-name="T6"> </text:span><text:span text:style-name="T5">example</text:span></text:p>
          </table:table-cell>
          <table:table-cell table:style-name="Table54.A1" table:number-columns-spanned="4" office:value-type="string">
            <text:p text:style-name="cmd_5f_code_5f_single">CAL:PASS:NEW "eezpsu", "mycal1234"</text:p>
          </table:table-cell>
          <table:covered-table-cell/>
          <table:covered-table-cell/>
          <table:covered-table-cell/>
        </table:table-row>
        <table:table-row>
          <table:table-cell table:style-name="Table54.A1" office:value-type="string">
            <text:p text:style-name="P7">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113918904392730"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6">Record calibration information about the <text:span text:style-name="T3">PSU</text:span>. The calibration message is consist of two parts:</text:p>
            <text:list xml:id="list1707469121"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5">0 to 32 characters</text:p>
          </table:table-cell>
          <table:table-cell table:style-name="Table57.A1" office:value-type="string">
            <text:p text:style-name="P3"><text:span text:style-name="T3">"Calibration</text:span> passed<text:span text:style-name="T3">"</text:span></text:p>
          </table:table-cell>
        </table:table-row>
        <table:table-row>
          <table:table-cell table:style-name="Table57.A1" office:value-type="string">
            <text:p text:style-name="P8">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7"><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7">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7">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13918835086637" text:continue-list="list113918904392730" text:style-name="Outline">
        <text:list-item>
          <text:list>
            <text:list-item>
              <text:list>
                <text:list-item>
                  <text:h text:style-name="Heading_20_3" text:outline-level="3"><text:bookmark text:name="cal_save"/><text:soft-page-break/>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8">Return</text:p>
          </table:table-cell>
          <table:table-cell table:style-name="Table61.A1" office:value-type="string">
            <text:p text:style-name="P2">None</text:p>
          </table:table-cell>
        </table:table-row>
        <table:table-row>
          <table:table-cell table:style-name="Table61.A1" office:value-type="string">
            <text:p text:style-name="P7"><text:span text:style-name="T5">Usage</text:span><text:span text:style-name="T6"> </text:span><text:span text:style-name="T5">example</text:span></text:p>
          </table:table-cell>
          <table:table-cell table:style-name="Table61.A1"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7">Errors</text:p>
          </table:table-cell>
          <table:table-cell table:style-name="Table61.A1" office:value-type="string">
            <text:p text:style-name="cmd_5f_code">-340,"Calibration failed<text:span text:style-name="T2">"</text:span></text:p>
            <text:p text:style-name="P9">101,"Calibration state is off" </text:p>
            <text:p text:style-name="cmd_5f_code">104,"Bad sequence of calibration commands<text:span text:style-name="T2">"</text:span></text:p>
            <text:p text:style-name="cmd_5f_code">111,"No new cal data exists<text:span text:style-name="T2">"</text:span></text:p>
          </table:table-cell>
        </table:table-row>
      </table:table>
      <text:list xml:id="list113918357369381"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6">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Discrete</text:p>
          </table:table-cell>
          <table:table-cell table:style-name="Table58.A1" office:value-type="string">
            <text:p text:style-name="P5">OFF|ON|0|1</text:p>
          </table:table-cell>
          <table:table-cell table:style-name="Table58.A1" office:value-type="string">
            <text:p text:style-name="P3">ON</text:p>
          </table:table-cell>
        </table:table-row>
        <table:table-row>
          <table:table-cell table:style-name="Table58.A1" office:value-type="string">
            <text:p text:style-name="P8">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7"><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7">Errors</text:p>
          </table:table-cell>
          <table:table-cell table:style-name="Table58.A1" table:number-columns-spanned="4" office:value-type="string">
            <text:p text:style-name="cmd_5f_code">110,"Cal params missing or corrupted<text:span text:style-name="T2">"</text:span></text:p>
          </table:table-cell>
          <table:covered-table-cell/>
          <table:covered-table-cell/>
          <table:covered-table-cell/>
        </table:table-row>
        <table:table-row>
          <table:table-cell table:style-name="Table58.A1" office:value-type="string">
            <text:p text:style-name="P7">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13917915984296"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6">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umeric (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8">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7"><text:span text:style-name="T5">Usage</text:span><text:span text:style-name="T6"> </text:span><text:span text:style-name="T5">example</text:span></text:p>
          </table:table-cell>
          <table:table-cell table:style-name="Table59.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7">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7">Related <text:soft-page-break/>Commands</text:p>
          </table:table-cell>
          <table:table-cell table:style-name="Table59.A1" table:number-columns-spanned="4" office:value-type="string">
            <text:p text:style-name="Standard">CALibration:SAVE</text:p>
            <text:p text:style-name="Standard"><text:soft-page-break/>CALibration:STATe</text:p>
            <text:p text:style-name="Standard">INSTrument:NSELect</text:p>
            <text:p text:style-name="Standard">INSTrument[:SELect]</text:p>
          </table:table-cell>
          <table:covered-table-cell/>
          <table:covered-table-cell/>
          <table:covered-table-cell/>
        </table:table-row>
      </table:table>
      <text:list xml:id="list113917995591105"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ext:p text:style-name="note"/>
            <text:p text:style-name="P10">When calibration LEVel is set it’s possible to override its default value using the VOLTage command.</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8">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7"><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7">Errors</text:p>
          </table:table-cell>
          <table:table-cell table:style-name="Table60.A1" table:number-columns-spanned="4" office:value-type="string">
            <text:p text:style-name="cmd_5f_code">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60.A1" office:value-type="string">
            <text:p text:style-name="P7">Related Commands</text:p>
          </table:table-cell>
          <table:table-cell table:style-name="Table60.A1" table:number-columns-spanned="4" office:value-type="string">
            <text:p text:style-name="Standard">CALibration:STATe</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Standard"/>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2. CALibrate</dc:title>
    <meta:document-statistic meta:table-count="12" meta:image-count="0" meta:object-count="0" meta:page-count="6" meta:paragraph-count="325" meta:word-count="1563" meta:character-count="11651" meta:non-whitespace-character-count="10413"/>
    <meta:user-defined meta:name="WebPublish_HTML_Profile">EEZ (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